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6600ff" draw:marker-start-width="0.279cm" draw:marker-end-width="0.279cm" draw:fill="none" draw:textarea-horizontal-align="justify" draw:textarea-vertical-align="middle" draw:auto-grow-height="false" fo:min-height="0.476cm" fo:min-width="2.92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6600ff" draw:marker-start-width="0.358cm" draw:marker-end-width="0.358cm" draw:fill="none" draw:textarea-horizontal-align="justify" draw:textarea-vertical-align="middle" draw:auto-grow-height="false" fo:min-height="1.148cm" fo:min-width="5.748cm" fo:padding-top="0.026cm" fo:padding-bottom="0.026cm" fo:padding-left="0.026cm" fo:padding-right="0.026cm"/>
    </style:style>
    <style:style style:name="gr3" style:family="graphic" style:parent-style-name="objectwithoutfill">
      <style:graphic-properties svg:stroke-width="0.053cm" svg:stroke-color="#6600ff" draw:marker-start-width="0.437cm" draw:marker-end="Rounded_20_large_20_Arrow" draw:marker-end-width="0.3cm" draw:fill="none" fo:padding-top="0.026cm" fo:padding-bottom="0.026cm" fo:padding-left="0.026cm" fo:padding-right="0.026cm"/>
    </style:style>
    <style:style style:name="gr4" style:family="graphic" style:parent-style-name="standard">
      <style:graphic-properties svg:stroke-width="0.053cm" svg:stroke-color="#6600ff" draw:marker-start-width="0.358cm" draw:marker-end-width="0.358cm" draw:fill="none" draw:textarea-horizontal-align="justify" draw:textarea-vertical-align="middle" draw:auto-grow-height="false" fo:min-height="1.148cm" fo:min-width="7.048cm" fo:padding-top="0.026cm" fo:padding-bottom="0.026cm" fo:padding-left="0.026cm" fo:padding-right="0.026cm"/>
    </style:style>
    <style:style style:name="P1" style:family="paragraph">
      <style:paragraph-properties fo:text-align="center"/>
      <style:text-properties fo:color="#009900" style:font-name="Arial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  <style:paragraph-properties fo:text-align="center"/>
      <style:text-properties fo:color="#009900" style:font-name="Arial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="none"/>
      <style:paragraph-properties fo:text-align="center"/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99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3333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3.8cm" svg:height="1.1cm" svg:x="8.85cm" svg:y="2cm">
          <text:p text:style-name="P1"><text:span text:style-name="T1">Iní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8cm" svg:height="1.2cm" svg:x="7.85cm" svg:y="4.6cm">
          <text:p text:style-name="P3"><text:span text:style-name="T2">Preparar os dad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75cm" svg:y1="3.1cm" svg:x2="10.75cm" svg:y2="4.6cm" draw:start-shape="id1" draw:end-shape="id2" draw:end-glue-point="0" svg:d="M10750 3100v1500" svg:viewBox="0 0 1 1501">
          <text:p/>
        </draw:connector>
        <draw:custom-shape draw:style-name="gr4" draw:text-style-name="P4" xml:id="id3" draw:id="id3" draw:layer="layout" svg:width="7.1cm" svg:height="1.2cm" svg:x="7.2cm" svg:y="7.4cm">
          <text:p text:style-name="P3"><text:span text:style-name="T2">Agrupamento usando 8-N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75cm" svg:y1="5.8cm" svg:x2="10.75cm" svg:y2="7.4cm" draw:start-shape="id2" draw:start-glue-point="2" draw:end-shape="id3" draw:end-glue-point="0" svg:d="M10750 58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07-02T19:53:53.627000000</dc:date>
    <meta:editing-duration>PT12H9M56S</meta:editing-duration>
    <meta:editing-cycles>11</meta:editing-cycles>
    <meta:generator>LibreOffice/5.1.3.2$Windows_x86 LibreOffice_project/644e4637d1d8544fd9f56425bd6cec110e49301b</meta:generator>
    <meta:document-statistic meta:object-count="5"/>
  </office:meta>
</office:document-meta>
</file>